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327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3791in"/>
    </style:style>
    <style:style style:name="co4" style:family="table-column">
      <style:table-column-properties fo:break-before="auto" style:column-width="1.5445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5693in"/>
    </style:style>
    <style:style style:name="co9" style:family="table-column">
      <style:table-column-properties fo:break-before="auto" style:column-width="1.1819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1.4917in"/>
    </style:style>
    <style:style style:name="co13" style:family="table-column">
      <style:table-column-properties fo:break-before="auto" style:column-width="0.9465in"/>
    </style:style>
    <style:style style:name="co14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4.3307in"/>
    </style:style>
    <style:style style:name="co17" style:family="table-column">
      <style:table-column-properties fo:break-before="auto" style:column-width="1.4134in"/>
    </style:style>
    <style:style style:name="co18" style:family="table-column">
      <style:table-column-properties fo:break-before="auto" style:column-width="7.2791in"/>
    </style:style>
    <style:style style:name="co19" style:family="table-column">
      <style:table-column-properties fo:break-before="auto" style:column-width="9.648in"/>
    </style:style>
    <style:style style:name="co20" style:family="table-column">
      <style:table-column-properties fo:break-before="auto" style:column-width="7.9965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2.709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mating.system</text:p>
          </table:table-cell>
          <table:table-cell office:value-type="string" calcext:value-type="string">
            <text:p>nb.SNP.raw</text:p>
          </table:table-cell>
          <table:table-cell office:value-type="string" calcext:value-type="string">
            <text:p>nb.SNP.trim</text:p>
          </table:table-cell>
          <table:table-cell office:value-type="string" calcext:value-type="string">
            <text:p>nb.indels.raw</text:p>
          </table:table-cell>
          <table:table-cell office:value-type="string" calcext:value-type="string">
            <text:p>nb.individuals.total</text:p>
          </table:table-cell>
          <table:table-cell office:value-type="string" calcext:value-type="string">
            <text:p>nb.individuals.sampl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hasing</text:p>
          </table:table-cell>
          <table:table-cell office:value-type="string" calcext:value-type="string">
            <text:p>vcf.already.trimmed</text:p>
          </table:table-cell>
          <table:table-cell office:value-type="string" calcext:value-type="string">
            <text:p>snp.polarization</text:p>
          </table:table-cell>
          <table:table-cell office:value-type="string" calcext:value-type="string">
            <text:p>quality.score.mean</text:p>
          </table:table-cell>
          <table:table-cell office:value-type="string" calcext:value-type="string">
            <text:p>quality.score.sd</text:p>
          </table:table-cell>
          <table:table-cell office:value-type="string" calcext:value-type="string">
            <text:p>quality.score.min</text:p>
          </table:table-cell>
          <table:table-cell office:value-type="string" calcext:value-type="string">
            <text:p>nucleotide.div.pi</text:p>
          </table:table-cell>
          <table:table-cell office:value-type="string" calcext:value-type="string">
            <text:p>average.generation.time.year</text:p>
          </table:table-cell>
          <table:table-cell office:value-type="string" calcext:value-type="string">
            <text:p>mutation.rate.site.year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annotation.method</text:p>
          </table:table-cell>
          <table:table-cell office:value-type="string" calcext:value-type="string">
            <text:p>n.chromosome</text:p>
          </table:table-cell>
          <table:table-cell office:value-type="string" calcext:value-type="string">
            <text:p>n.genes</text:p>
          </table:table-cell>
          <table:table-cell office:value-type="string" calcext:value-type="string">
            <text:p>n.protein.coding</text:p>
          </table:table-cell>
          <table:table-cell office:value-type="string" calcext:value-type="string">
            <text:p>n.lncRNA</text:p>
          </table:table-cell>
          <table:table-cell office:value-type="string" calcext:value-type="string">
            <text:p>link.genome</text:p>
          </table:table-cell>
          <table:table-cell office:value-type="string" calcext:value-type="string">
            <text:p>ref.genome</text:p>
          </table:table-cell>
          <table:table-cell office:value-type="string" calcext:value-type="string">
            <text:p>public.database</text:p>
          </table:table-cell>
          <table:table-cell office:value-type="string" calcext:value-type="string">
            <text:p>link_data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alus_domestica_Sun2020</text:p>
          </table:table-cell>
          <table:table-cell office:value-type="string" calcext:value-type="string">
            <text:p>Su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outcrosser</text:p>
          </table:table-cell>
          <table:table-cell office:value-type="float" office:value="9988777" calcext:value-type="float">
            <text:p>9988777</text:p>
          </table:table-cell>
          <table:table-cell office:value-type="float" office:value="7799438" calcext:value-type="float">
            <text:p>779943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ala cultivar</text:p>
          </table:table-cell>
          <table:table-cell office:value-type="string" calcext:value-type="string">
            <text:p>haploid geno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56" calcext:value-type="float">
            <text:p>956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3.9.10-9</text:p>
          </table:table-cell>
          <table:table-cell office:value-type="string" calcext:value-type="string">
            <text:p>GCA_004115385.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352" calcext:value-type="float">
            <text:p>4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tp://bioinfo.bti.cornell.edu/pub/Apple_genome/genome/haploid/Gala/</text:p>
          </table:table-cell>
          <table:table-cell office:value-type="string" calcext:value-type="string">
            <text:p>Gala_haploid_v2</text:p>
          </table:table-cell>
          <table:table-cell office:value-type="string" calcext:value-type="string">
            <text:p>http://bioinfo.bti.cornell.edu/apple_genome/</text:p>
          </table:table-cell>
          <table:table-cell office:value-type="string" calcext:value-type="string">
            <text:p>ftp://bioinfo.bti.cornell.edu/pub/Apple_genome/</text:p>
          </table:table-cell>
          <table:table-cell office:value-type="string" calcext:value-type="string">
            <text:p>https://doi.org/10.1038/s41588-020-00723-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ploid genomes, ASE</text:p>
          </table:table-cell>
        </table:table-row>
        <table:table-row table:style-name="ro1">
          <table:table-cell office:value-type="string" calcext:value-type="string">
            <text:p>Sorghum_bicolor_Lozano2021</text:p>
          </table:table-cell>
          <table:table-cell office:value-type="string" calcext:value-type="string">
            <text:p>Lozan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rghum bicolor</text:p>
          </table:table-cell>
          <table:table-cell office:value-type="string" calcext:value-type="string">
            <text:p>selfer</text:p>
          </table:table-cell>
          <table:table-cell office:value-type="float" office:value="13170712" calcext:value-type="float">
            <text:p>13170712</text:p>
          </table:table-cell>
          <table:table-cell office:value-type="float" office:value="430705" calcext:value-type="float">
            <text:p>430705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ique lines</text:p>
          </table:table-cell>
          <table:table-cell office:value-type="string" calcext:value-type="string">
            <text:p>beagle v4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5946" calcext:value-type="float">
            <text:p>15946</text:p>
          </table:table-cell>
          <table:table-cell office:value-type="float" office:value="1679" calcext:value-type="float">
            <text:p>167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F_000003195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8527" calcext:value-type="float">
            <text:p>598527</text:p>
          </table:table-cell>
          <table:table-cell office:value-type="float" office:value="28244" calcext:value-type="float">
            <text:p>28244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Sorghum bicolor genome v3.1</text:p>
          </table:table-cell>
          <table:table-cell office:value-type="string" calcext:value-type="string">
            <text:p>https://datacommons.cyverse.org/browse/iplant/home/shared/GoreLab/dataFromPubs/Lozano_MaizeSorghum_2019</text:p>
          </table:table-cell>
          <table:table-cell office:value-type="string" calcext:value-type="string">
            <text:p>https://data.cyverse.org/dav-anon/iplant/commons/community_released/GoreLab/dataFromPubs/Lozano_MaizeSorghum_2019/VCFs/TERRA_SNPs.vcf.gz</text:p>
          </table:table-cell>
          <table:table-cell office:value-type="string" calcext:value-type="string">
            <text:p>https://doi.org/10.1038/s41477-020-00834-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string" calcext:value-type="string">
            <text:p>Zea_mays_QiSun2018</text:p>
          </table:table-cell>
          <table:table-cell office:value-type="string" calcext:value-type="string">
            <text:p>QiSu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Zea mays</text:p>
          </table:table-cell>
          <table:table-cell office:value-type="string" calcext:value-type="string">
            <text:p>outcrosser</text:p>
          </table:table-cell>
          <table:table-cell office:value-type="float" office:value="76497720" calcext:value-type="float">
            <text:p>76497720</text:p>
          </table:table-cell>
          <table:table-cell office:value-type="float" office:value="23093643" calcext:value-type="float">
            <text:p>23093643</text:p>
          </table:table-cell>
          <table:table-cell office:value-type="float" office:value="76497720" calcext:value-type="float">
            <text:p>76497720</text:p>
          </table:table-cell>
          <table:table-cell office:value-type="float" office:value="1210" calcext:value-type="float">
            <text:p>121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A_00000500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20618" calcext:value-type="float">
            <text:p>720618</text:p>
          </table:table-cell>
          <table:table-cell office:value-type="float" office:value="39032" calcext:value-type="float">
            <text:p>3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B73 AGP v3 </text:p>
          </table:table-cell>
          <table:table-cell table:number-columns-repeated="2" office:value-type="string" calcext:value-type="string">
            <text:p>https://datacommons.cyverse.org/browse/iplant/home/shared/commons_repo/curated/Qi_Sun_Zea_mays_haplotype_map_2018</text:p>
          </table:table-cell>
          <table:table-cell office:value-type="string" calcext:value-type="string">
            <text:p>https://doi.org/10.1093/gigascience/gix1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rabidopsis_thaliana_1001genomes</text:p>
          </table:table-cell>
          <table:table-cell office:value-type="string" calcext:value-type="string">
            <text:p>1001genom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rabidopsis thaliana</text:p>
          </table:table-cell>
          <table:table-cell office:value-type="string" calcext:value-type="string">
            <text:p>selfer</text:p>
          </table:table-cell>
          <table:table-cell office:value-type="float" office:value="11458975" calcext:value-type="float">
            <text:p>11458975</text:p>
          </table:table-cell>
          <table:table-cell office:value-type="float" office:value="668500" calcext:value-type="float">
            <text:p>668500</text:p>
          </table:table-cell>
          <table:table-cell office:value-type="float" office:value="1152457" calcext:value-type="float">
            <text:p>1152457</text:p>
          </table:table-cell>
          <table:table-cell office:value-type="float" office:value="1135" calcext:value-type="float">
            <text:p>113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entral_europe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9.9" calcext:value-type="float">
            <text:p>39.9</text:p>
          </table:table-cell>
          <table:table-cell office:value-type="float" office:value="0.42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A_000001735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9918" calcext:value-type="float">
            <text:p>389918</text:p>
          </table:table-cell>
          <table:table-cell office:value-type="float" office:value="27578" calcext:value-type="float">
            <text:p>27578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TAIR10</text:p>
          </table:table-cell>
          <table:table-cell office:value-type="string" calcext:value-type="string">
            <text:p>https://1001genomes.org/data/GMI-MPI</text:p>
          </table:table-cell>
          <table:table-cell office:value-type="string" calcext:value-type="string">
            <text:p>https://1001genomes.org/data/GMI-MPI/releases/v3.1/1001genomes_snp-short-indel_only_ACGTN.vcf.gz</text:p>
          </table:table-cell>
          <table:table-cell office:value-type="string" calcext:value-type="string">
            <text:p>https://doi.org/10.1016/j.cell.2016.05.0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ull genome VCF available</text:p>
          </table:table-cell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Zha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amellia sinensis</text:p>
          </table:table-cell>
          <table:table-cell office:value-type="string" calcext:value-type="string">
            <text:p>outcrosser</text:p>
          </table:table-cell>
          <table:table-cell office:value-type="float" office:value="10049500" calcext:value-type="float">
            <text:p>10049500</text:p>
          </table:table-cell>
          <table:table-cell office:value-type="float" office:value="2000546" calcext:value-type="float">
            <text:p>2000546</text:p>
          </table:table-cell>
          <table:table-cell office:value-type="float" office:value="69317" calcext:value-type="float">
            <text:p>69317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hina_landrace</text:p>
          </table:table-cell>
          <table:table-cell office:value-type="string" calcext:value-type="string">
            <text:p>ALLHiC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325" calcext:value-type="float">
            <text:p>12325</text:p>
          </table:table-cell>
          <table:table-cell office:value-type="float" office:value="18015" calcext:value-type="float">
            <text:p>1801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A_017311205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5901" calcext:value-type="float">
            <text:p>45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ASM1731120v1</text:p>
          </table:table-cell>
          <table:table-cell office:value-type="string" calcext:value-type="string">
            <text:p>https://data.mendeley.com/datasets/7hb33vd7sf/1</text:p>
          </table:table-cell>
          <table:table-cell office:value-type="string" calcext:value-type="string">
            <text:p>https://md-datasets-cache-zipfiles-prod.s3.eu-west-1.amazonaws.com/7hb33vd7sf-1.zip</text:p>
          </table:table-cell>
          <table:table-cell office:value-type="string" calcext:value-type="string">
            <text:p>https://www.nature.com/articles/s41588-021-00895-y#Sec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C phasing, ASE, RNA-seq reads from six tissues (root, stem, flower, bud, young leaves and mature leaves)</text:p>
          </table:table-cell>
        </table:table-row>
        <table:table-row table:style-name="ro1">
          <table:table-cell office:value-type="string" calcext:value-type="string">
            <text:p>Glycine_max_Yang2021</text:p>
          </table:table-cell>
          <table:table-cell office:value-type="string" calcext:value-type="string">
            <text:p>Ya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lycine max</text:p>
          </table:table-cell>
          <table:table-cell office:value-type="string" calcext:value-type="string">
            <text:p>selfer</text:p>
          </table:table-cell>
          <table:table-cell office:value-type="float" office:value="6333721" calcext:value-type="float">
            <text:p>6333721</text:p>
          </table:table-cell>
          <table:table-cell office:value-type="float" office:value="4474368" calcext:value-type="float">
            <text:p>4474368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landrace</text:p>
          </table:table-cell>
          <table:table-cell office:value-type="string" calcext:value-type="string">
            <text:p>beagle v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3502" calcext:value-type="float">
            <text:p>13502</text:p>
          </table:table-cell>
          <table:table-cell office:value-type="float" office:value="30030" calcext:value-type="float">
            <text:p>3003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F_00000451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37553" calcext:value-type="float">
            <text:p>1137553</text:p>
          </table:table-cell>
          <table:table-cell office:value-type="float" office:value="47974" calcext:value-type="float">
            <text:p>47974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Williams 82 assembly v2.1</text:p>
          </table:table-cell>
          <table:table-cell office:value-type="string" calcext:value-type="string">
            <text:p>https://ngdc.cncb.ac.cn/</text:p>
          </table:table-cell>
          <table:table-cell office:value-type="string" calcext:value-type="string">
            <text:p>https://ngdc.cncb.ac.cn/gvm/getProjectDetail?project=GVM000076</text:p>
          </table:table-cell>
          <table:table-cell office:value-type="string" calcext:value-type="string">
            <text:p>https://doi.org/10.1016/j.gpb.2021.02.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« Variant annotation was performed using ANNOVAR [34] against the soybean gene model set v2.1.42. After annotation, SNPs and InDels were categorized into exonic, intronic, intergenic, splicing, 5′-UTRs, 3′-UTRs, upstream, and downstream. Exonic SNPs were further categorized into synonymous, nonsynonymous, stop gain, and stop loss. Exonic InDels were further categorized into frameshift, non-frameshift, stop gain, and stop loss. »</text:p>
          </table:table-cell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Li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opulus tremula</text:p>
          </table:table-cell>
          <table:table-cell office:value-type="string" calcext:value-type="string">
            <text:p>outcrosser</text:p>
          </table:table-cell>
          <table:table-cell office:value-type="float" office:value="8966513" calcext:value-type="float">
            <text:p>8966513</text:p>
          </table:table-cell>
          <table:table-cell office:value-type="float" office:value="1297026" calcext:value-type="float">
            <text:p>129702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agle v4.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0440" calcext:value-type="float">
            <text:p>30440</text:p>
          </table:table-cell>
          <table:table-cell office:value-type="float" office:value="5231" calcext:value-type="float">
            <text:p>52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otra2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184" calcext:value-type="float">
            <text:p>37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popgenie.org/</text:p>
          </table:table-cell>
          <table:table-cell office:value-type="string" calcext:value-type="string">
            <text:p>Ptremulav2.2</text:p>
          </table:table-cell>
          <table:table-cell office:value-type="string" calcext:value-type="string">
            <text:p>https://zenodo.org/record/5726696</text:p>
          </table:table-cell>
          <table:table-cell office:value-type="string" calcext:value-type="string">
            <text:p>https://zenodo.org/record/5726696/files/populus227.snp.rm_indel.para_filter.biallelic.GQ30.max_miss20.bed.recode.vcf.gz?download=1</text:p>
          </table:table-cell>
          <table:table-cell office:value-type="string" calcext:value-type="string">
            <text:p>https://doi.org/10.1093/molbev/msac0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« The alleles within each variant were polarized as ancestral or derived using the P. trichocarpa and P. euphratica as outgroups. » Good phasing, data for ASE?</text:p>
          </table:table-cell>
        </table:table-row>
        <table:table-row table:style-name="ro1">
          <table:table-cell office:value-type="string" calcext:value-type="string">
            <text:p>Phaseolus_vulgaris_Wu2020</text:p>
          </table:table-cell>
          <table:table-cell office:value-type="string" calcext:value-type="string">
            <text:p>W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haseolus vulgaris</text:p>
          </table:table-cell>
          <table:table-cell office:value-type="string" calcext:value-type="string">
            <text:p>selfer</text:p>
          </table:table-cell>
          <table:table-cell office:value-type="float" office:value="4811097" calcext:value-type="float">
            <text:p>4811097</text:p>
          </table:table-cell>
          <table:table-cell office:value-type="float" office:value="1876217" calcext:value-type="float">
            <text:p>1876217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ndrac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F_000499845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854" calcext:value-type="float">
            <text:p>60854</text:p>
          </table:table-cell>
          <table:table-cell office:value-type="float" office:value="28134" calcext:value-type="float">
            <text:p>28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b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ttps://zenodo.org/record/3236786</text:p>
          </table:table-cell>
          <table:table-cell office:value-type="string" calcext:value-type="string">
            <text:p>https://doi.org/10.1038/s41588-019-0546-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Gu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itrullus lanatus</text:p>
          </table:table-cell>
          <table:table-cell office:value-type="string" calcext:value-type="string">
            <text:p>mixed</text:p>
          </table:table-cell>
          <table:table-cell office:value-type="float" office:value="19725853" calcext:value-type="float">
            <text:p>19725853</text:p>
          </table:table-cell>
          <table:table-cell office:value-type="float" office:value="39539" calcext:value-type="float">
            <text:p>39539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ndrac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775" calcext:value-type="float">
            <text:p>9775</text:p>
          </table:table-cell>
          <table:table-cell office:value-type="float" office:value="6360" calcext:value-type="float">
            <text:p>636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GCB00000000.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596" calcext:value-type="float">
            <text:p>22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://cucurbitgenomics.org/organism/21</text:p>
          </table:table-cell>
          <table:table-cell office:value-type="string" calcext:value-type="string">
            <text:p>97103 v2</text:p>
          </table:table-cell>
          <table:table-cell office:value-type="string" calcext:value-type="string">
            <text:p>http://cucurbitgenomics.org/organism/21</text:p>
          </table:table-cell>
          <table:table-cell office:value-type="string" calcext:value-type="string">
            <text:p>ftp://cucurbitgenomics.org/pub/cucurbit/reseq/watermelon/v2/</text:p>
          </table:table-cell>
          <table:table-cell office:value-type="string" calcext:value-type="string">
            <text:p>https://doi.org/10.1038/s41588-019-0518-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string" calcext:value-type="string">
            <text:p>Wa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yza sativa</text:p>
          </table:table-cell>
          <table:table-cell office:value-type="string" calcext:value-type="string">
            <text:p>selfer</text:p>
          </table:table-cell>
          <table:table-cell office:value-type="float" office:value="29635224" calcext:value-type="float">
            <text:p>29635224</text:p>
          </table:table-cell>
          <table:table-cell office:value-type="float" office:value="2514859" calcext:value-type="float">
            <text:p>2514859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CF_001433935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2482" calcext:value-type="float">
            <text:p>662482</text:p>
          </table:table-cell>
          <table:table-cell office:value-type="float" office:value="28774" calcext:value-type="float">
            <text:p>28774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O. sativa cv. Nipponbare IRGSP 1.0</text:p>
          </table:table-cell>
          <table:table-cell table:number-columns-repeated="2" office:value-type="string" calcext:value-type="string">
            <text:p>http://iric.irri.org/resources/3000-genomes-project</text:p>
          </table:table-cell>
          <table:table-cell office:value-type="string" calcext:value-type="string">
            <text:p>https://doi.org/10.1038/s41586-018-0063-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« Three subsets of the 3K-RG Nipponbare SNPs were defined using the following filtering criteria: (1) a base SNP set of ~17 million SNPs created from the ~27 million high-quality bi-allelic SNPs by removing SNPs in which heterozygosity exceeds Hardy–Weinberg expectation for a partially inbred species, with inbreeding coefficient estimated as 1−Hobs/Hexp, in which Hobs and Hexp are the observed and expected heterozygosity, respectively (detailed in Supplementary Notes); (2) a filtered SNP set of ~4.8 million SNPs created from the ~17-million-SNP base SNP set by removing SNPs with &gt;20% missing calls and MAF &lt; 1%; and (3) a core SNP set of SNPs derived from the filtered SNP set using a two-step linkage disequilibrium pruning procedure with PLINK49,50, in which SNPs were removed by linkage disequilibrium pruning with a window size of 10 kb, window step of one SNP and r2 threshold of 0.8, followed by another round of linkage disequilibrium pruning with a window size of 50 SNPs, window step of one SNP and r2 threshold of 0.8 »</text:p>
          </table:table-cell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Zhou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riticum aestivum</text:p>
          </table:table-cell>
          <table:table-cell office:value-type="string" calcext:value-type="string">
            <text:p>selfer</text:p>
          </table:table-cell>
          <table:table-cell office:value-type="float" office:value="103899092" calcext:value-type="float">
            <text:p>103899092</text:p>
          </table:table-cell>
          <table:table-cell office:value-type="float" office:value="16795596" calcext:value-type="float">
            <text:p>1679559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ndr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42" calcext:value-type="float">
            <text:p>3242</text:p>
          </table:table-cell>
          <table:table-cell office:value-type="float" office:value="1640" calcext:value-type="float">
            <text:p>1640</text:p>
          </table:table-cell>
          <table:table-cell office:value-type="float" office:value="14.93" calcext:value-type="float">
            <text:p>14.9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wgsc_refseqv1.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7903" calcext:value-type="float">
            <text:p>107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wheat-urgi.versailles.inra.fr/Seq-Repository/Assemblies</text:p>
          </table:table-cell>
          <table:table-cell office:value-type="string" calcext:value-type="string">
            <text:p>IWGSC RefSeq v.1.0</text:p>
          </table:table-cell>
          <table:table-cell table:number-columns-repeated="2" office:value-type="string" calcext:value-type="string">
            <text:p>ftp://download.cncb.ac.cn/GVM/Triticum_aestivum/GVM000082/</text:p>
          </table:table-cell>
          <table:table-cell office:value-type="string" calcext:value-type="string">
            <text:p>https://doi.org/10.1038/s41588-020-00722-w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Ca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pinacia oleracea</text:p>
          </table:table-cell>
          <table:table-cell office:value-type="string" calcext:value-type="string">
            <text:p>outcrosser</text:p>
          </table:table-cell>
          <table:table-cell office:value-type="float" office:value="20219102" calcext:value-type="float">
            <text:p>20219102</text:p>
          </table:table-cell>
          <table:table-cell office:value-type="float" office:value="3107244" calcext:value-type="float">
            <text:p>310724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ild+cultiv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226" calcext:value-type="float">
            <text:p>9226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33 × 10−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CA_020520425.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964" calcext:value-type="float">
            <text:p>28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cbi</text:p>
          </table:table-cell>
          <table:table-cell office:value-type="string" calcext:value-type="string">
            <text:p>Monoe-Viroflay</text:p>
          </table:table-cell>
          <table:table-cell office:value-type="string" calcext:value-type="string">
            <text:p>http://spinachbase.org/ftp/genome/Monoe-Viroflay/</text:p>
          </table:table-cell>
          <table:table-cell office:value-type="string" calcext:value-type="string">
            <text:p>http://spinachbase.org/ftp/variant/genome/</text:p>
          </table:table-cell>
          <table:table-cell office:value-type="string" calcext:value-type="string">
            <text:p>https://doi.org/10.1038/s41467-021-27432-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« Genome assembly: inbred line Monoe-Viroflay, developed by recurrent selfing of a single monoecious plant for more than 10 generations » «Transcriptome sequencing was performed for samples collected from young leaf, petiole, stem, root, female flower and fruit tissues." </text:p>
          </table:table-cell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string" calcext:value-type="string">
            <text:p>Sudma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utcrosser</text:p>
          </table:table-cell>
          <table:table-cell office:value-type="float" office:value="81271745" calcext:value-type="float">
            <text:p>81271745</text:p>
          </table:table-cell>
          <table:table-cell office:value-type="float" office:value="6732151" calcext:value-type="float">
            <text:p>6732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GCF_000001405.2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4382" calcext:value-type="float">
            <text:p>14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tp://ftp.1000genomes.ebi.ac.uk//vol1/ftp/technical/reference/phase2_reference_assembly_sequence/hs37d5.fa.gz</text:p>
          </table:table-cell>
          <table:table-cell office:value-type="string" calcext:value-type="string">
            <text:p>GRCh37</text:p>
          </table:table-cell>
          <table:table-cell office:value-type="string" calcext:value-type="string">
            <text:p>https://www.ebi.ac.uk/ena/browser/view/GCA_000001405.14</text:p>
          </table:table-cell>
          <table:table-cell/>
          <table:table-cell office:value-type="string" calcext:value-type="string">
            <text:p>https://doi.org/10.1038/nature1539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Su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us sieversii</text:p>
          </table:table-cell>
          <table:table-cell office:value-type="string" calcext:value-type="string">
            <text:p>outcrosser</text:p>
          </table:table-cell>
          <table:table-cell office:value-type="float" office:value="9988777" calcext:value-type="float">
            <text:p>9988777</text:p>
          </table:table-cell>
          <table:table-cell office:value-type="float" office:value="6298273" calcext:value-type="float">
            <text:p>6298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wild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GCA_004115385.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39409" calcext:value-type="float">
            <text:p>39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ftp://bioinfo.bti.cornell.edu/pub/Apple_genome/genome/haploid/Msieversii/" xlink:type="simple">ftp://bioinfo.bti.cornell.edu/pub/Apple_genome/genome/haploid/Msieversii/</text:a></text:p>
          </table:table-cell>
          <table:table-cell office:value-type="string" calcext:value-type="string">
            <text:p>PI 613981</text:p>
          </table:table-cell>
          <table:table-cell office:value-type="string" calcext:value-type="string">
            <text:p>http://bioinfo.bti.cornell.edu/apple_genome/</text:p>
          </table:table-cell>
          <table:table-cell office:value-type="string" calcext:value-type="string">
            <text:p>ftp://bioinfo.bti.cornell.edu/pub/Apple_genome/</text:p>
          </table:table-cell>
          <table:table-cell office:value-type="string" calcext:value-type="string">
            <text:p>https://doi.org/10.1038/s41588-020-00723-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ploid genomes, 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16T13:45:30.042973802</dc:date>
    <meta:editing-duration>P8DT8H9M38S</meta:editing-duration>
    <meta:editing-cycles>61</meta:editing-cycles>
    <dc:creator>Thomas Brazier</dc:creator>
    <meta:document-statistic meta:table-count="1" meta:cell-count="479" meta:object-count="0"/>
  </office:meta>
</office:document-meta>
</file>